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ap20220124.tsv" table:style-name="ta-0" table:print="true">
        <office:forms form:automatic-focus="false" form:apply-design-mode="false">
          <form:form/>
        </office:forms>
        <table:table-column table:style-name="ACOL-0" table:number-columns-repeated="8"/>
        <table:table-column table:style-name="ACOL-0" table:number-columns-repeated="248"/>
        <table:table-row table:style-name="AROW-0">
          <table:table-cell table:style-name="Gnumeric-default" office:value-type="string">
            <text:p>CAT</text:p>
          </table:table-cell>
          <table:table-cell table:style-name="Gnumeric-default" office:value-type="string">
            <text:p>CODE</text:p>
          </table:table-cell>
          <table:table-cell table:style-name="Gnumeric-default" office:value-type="string">
            <text:p>NAME</text:p>
          </table:table-cell>
          <table:table-cell table:style-name="Gnumeric-default" office:value-type="string">
            <text:p>#INF</text:p>
          </table:table-cell>
          <table:table-cell table:style-name="Gnumeric-default" office:value-type="string">
            <text:p>#OUTF</text:p>
          </table:table-cell>
          <table:table-cell table:style-name="Gnumeric-default" office:value-type="string">
            <text:p>INFLOWS</text:p>
          </table:table-cell>
          <table:table-cell table:style-name="Gnumeric-default" office:value-type="string">
            <text:p>OUTFLOWS</text:p>
          </table:table-cell>
          <table:table-cell table:style-name="Gnumeric-default" office:value-type="string">
            <text:p>CASCAD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INDUSTRIAL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UNS</text:p>
          </table:table-cell>
          <table:table-cell table:style-name="Gnumeric-default" office:value-type="string">
            <text:p>Unsustainable Harvest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MAR</text:p>
          </table:table-cell>
          <table:table-cell table:style-name="Gnumeric-default" office:value-type="string">
            <text:p>CHE,INE,NIT,FRE,LAN</text:p>
          </table:table-cell>
          <table:table-cell table:style-name="Gnumeric-default" office:value-type="string">
            <text:p>BIO, ENE, CLE, FOO, HEA, COM, LOW, SOC, AFF, LAB, SPR, POL, ECO, UNR, SYS, DIS, INF, MON, MAR, IND, AI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ND</text:p>
          </table:table-cell>
          <table:table-cell table:style-name="Gnumeric-default" office:value-type="string">
            <text:p>Polluting Industry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MAR,MON</text:p>
          </table:table-cell>
          <table:table-cell table:style-name="Gnumeric-default" office:value-type="string">
            <text:p>INE,CHE,AIR</text:p>
          </table:table-cell>
          <table:table-cell table:style-name="Gnumeric-default" office:value-type="string">
            <text:p>HEA, BIO, FRE, FOO, CLE, LAN, ENE, AFF, LOW, SOC, SPR, COM, UNR, LAB, POL, ECO, INF, SYS, DIS, MON, MAR, UNS, NIT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OS</text:p>
          </table:table-cell>
          <table:table-cell table:style-name="Gnumeric-default" office:value-type="string">
            <text:p>Fossil Fuel Dependenc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/>
          <table:table-cell table:style-name="Gnumeric-default" office:value-type="string">
            <text:p>NIT,CHE,CLI,OCE</text:p>
          </table:table-cell>
          <table:table-cell table:style-name="Gnumeric-default" office:value-type="string">
            <text:p>FRE, FOO, HEA, LAN, SOC, ENE, BIO, LOW, CLE, COM, POL, AFF, UNR, LAB, ECO, SPR, INF, INE, DIS, SYS, MON, IND, MAR, AIR, UN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PR</text:p>
          </table:table-cell>
          <table:table-cell table:style-name="Gnumeric-default" office:value-type="string">
            <text:p>Sprawl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AFF</text:p>
          </table:table-cell>
          <table:table-cell table:style-name="Gnumeric-default" office:value-type="string">
            <text:p>LAN,INE,AFF</text:p>
          </table:table-cell>
          <table:table-cell table:style-name="Gnumeric-default" office:value-type="string">
            <text:p>UNR, BIO, COM, FOO, SOC, POL, HEA, LOW, LAB, DIS, ECO, SYS, INF, MON, MAR, IND, CHE, AIR, UNS, NIT, FRE, CLE, EN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ECONOMIC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NF</text:p>
          </table:table-cell>
          <table:table-cell table:style-name="Gnumeric-default" office:value-type="string">
            <text:p>Inflation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ECO,SYS</text:p>
          </table:table-cell>
          <table:table-cell table:style-name="Gnumeric-default" office:value-type="string">
            <text:p>ECO</text:p>
          </table:table-cell>
          <table:table-cell table:style-name="Gnumeric-default" office:value-type="string">
            <text:p>AFF, SYS, SOC, UNR, INE, MON, POL, SPR, LOW, COM, LAN, LAB, HEA, MAR, IND, DIS, CHE, AIR, FOO, UNS, BIO, FRE, NIT, CLE, EN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ON</text:p>
          </table:table-cell>
          <table:table-cell table:style-name="Gnumeric-default" office:value-type="string">
            <text:p>Monopoly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SYS</text:p>
          </table:table-cell>
          <table:table-cell table:style-name="Gnumeric-default" office:value-type="string">
            <text:p>MAR,IND,INE,SYS,LAB</text:p>
          </table:table-cell>
          <table:table-cell table:style-name="Gnumeric-default" office:value-type="string">
            <text:p>ECO, DIS, UNR, CHE, LOW, POL, INF, SOC, UNS, AIR, HEA, COM, AFF, NIT, LAN, BIO, FRE, ENE, FOO, CLE, SP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AR</text:p>
          </table:table-cell>
          <table:table-cell table:style-name="Gnumeric-default" office:value-type="string">
            <text:p>Market Externalities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MON</text:p>
          </table:table-cell>
          <table:table-cell table:style-name="Gnumeric-default" office:value-type="string">
            <text:p>UNS,ECO,INE,IND</text:p>
          </table:table-cell>
          <table:table-cell table:style-name="Gnumeric-default" office:value-type="string">
            <text:p>NIT, AIR, SYS, SOC, FRE, AFF, INF, LAN, CHE, FOO, CLE, SPR, COM, BIO, LOW, HEA, POL, MON, UNR, ENE, LAB, DI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NE</text:p>
          </table:table-cell>
          <table:table-cell table:style-name="Gnumeric-default" office:value-type="string">
            <text:p>Inefficiency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IND,MAR,MON,SPR,SYS,UNS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OCIAL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OC</text:p>
          </table:table-cell>
          <table:table-cell table:style-name="Gnumeric-default" office:value-type="string">
            <text:p>Social Inequity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AFF,CLI,COM,DIS,ECO,FOO,HEA,POL,SYS,UNR</text:p>
          </table:table-cell>
          <table:table-cell table:style-name="Gnumeric-default" office:value-type="string">
            <text:p>POL,UNR,COM,LOW</text:p>
          </table:table-cell>
          <table:table-cell table:style-name="Gnumeric-default" office:value-type="string">
            <text:p>HEA, LAB, ECO, AFF, INF, DIS, SYS, INE, MON, SPR, LAN, IND, MAR, AIR, UNS, BIO, FOO, CHE, NIT, FRE, CLE, EN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OW</text:p>
          </table:table-cell>
          <table:table-cell table:style-name="Gnumeric-default" office:value-type="string">
            <text:p>Low Education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ENE,HEA,LAB,SOC</text:p>
          </table:table-cell>
          <table:table-cell table:style-name="Gnumeric-default" office:value-type="string">
            <text:p>POL,ECO,LAB</text:p>
          </table:table-cell>
          <table:table-cell table:style-name="Gnumeric-default" office:value-type="string">
            <text:p>AFF, DIS, INF, SOC, COM, SYS, HEA, UNR, INE, SPR, MON, IND, LAN, MAR, FOO, BIO, AIR, CHE, UNS, NIT, FRE, CLE, EN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POL</text:p>
          </table:table-cell>
          <table:table-cell table:style-name="Gnumeric-default" office:value-type="string">
            <text:p>Lack of Political Voice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AFF,LAB,LOW,SOC</text:p>
          </table:table-cell>
          <table:table-cell table:style-name="Gnumeric-default" office:value-type="string">
            <text:p>COM,SOC,LAB</text:p>
          </table:table-cell>
          <table:table-cell table:style-name="Gnumeric-default" office:value-type="string">
            <text:p>UNR, DIS, ECO, LOW, HEA, INF, SYS, AFF, MON, SPR, INE, LAN, MAR, IND, UNS, BIO, CHE, AIR, FOO, NIT, FRE, CLE, EN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UNR</text:p>
          </table:table-cell>
          <table:table-cell table:style-name="Gnumeric-default" office:value-type="string">
            <text:p>Unrest &amp; Injustice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AFF,SOC,SYS</text:p>
          </table:table-cell>
          <table:table-cell table:style-name="Gnumeric-default" office:value-type="string">
            <text:p>COM,SOC</text:p>
          </table:table-cell>
          <table:table-cell table:style-name="Gnumeric-default" office:value-type="string">
            <text:p>LOW, HEA, POL, LAB, ECO, AFF, SYS, SPR, INF, DIS, LAN, MON, INE, BIO, MAR, FOO, IND, UNS, CHE, AIR, NIT, FRE, CLE, EN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OM</text:p>
          </table:table-cell>
          <table:table-cell table:style-name="Gnumeric-default" office:value-type="string">
            <text:p>Lack of Community Networks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AFF,FOO,POL,SOC,UNR</text:p>
          </table:table-cell>
          <table:table-cell table:style-name="Gnumeric-default" office:value-type="string">
            <text:p>HEA,SOC</text:p>
          </table:table-cell>
          <table:table-cell table:style-name="Gnumeric-default" office:value-type="string">
            <text:p>AFF, POL, LOW, UNR, LAB, ECO, SPR, DIS, SYS, LAN, INE, INF, FOO, BIO, MON, IND, MAR, CHE, AIR, UNS, FRE, NIT, CLE, EN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LASS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NE</text:p>
          </table:table-cell>
          <table:table-cell table:style-name="Gnumeric-default" office:value-type="string">
            <text:p>Energy Shortage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CLI,FRE</text:p>
          </table:table-cell>
          <table:table-cell table:style-name="Gnumeric-default" office:value-type="string">
            <text:p>AFF,LOW</text:p>
          </table:table-cell>
          <table:table-cell table:style-name="Gnumeric-default" office:value-type="string">
            <text:p>POL, LAB, SPR, ECO, SOC, UNR, COM, SYS, INF, DIS, INE, HEA, LAN, BIO, FOO, MON, MAR, IND, CHE, UNS, AIR, NIT, FRE, CL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EA</text:p>
          </table:table-cell>
          <table:table-cell table:style-name="Gnumeric-default" office:value-type="string">
            <text:p>Lack of Healthcare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AIR,CHE,CLE,CLI,COM,FOO,LAB</text:p>
          </table:table-cell>
          <table:table-cell table:style-name="Gnumeric-default" office:value-type="string">
            <text:p>SOC,AFF,LOW</text:p>
          </table:table-cell>
          <table:table-cell table:style-name="Gnumeric-default" office:value-type="string">
            <text:p>LAB, ECO, COM, POL, UNR, SPR, SYS, LAN, INF, INE, DIS, MON, BIO, FOO, IND, MAR, UNS, AIR, CHE, NIT, FRE, CLE, EN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FF</text:p>
          </table:table-cell>
          <table:table-cell table:style-name="Gnumeric-default" office:value-type="string">
            <text:p>Lack of Affordable Housing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ECO,ENE,HEA,SPR</text:p>
          </table:table-cell>
          <table:table-cell table:style-name="Gnumeric-default" office:value-type="string">
            <text:p>COM,SPR,SOC,POL,UNR</text:p>
          </table:table-cell>
          <table:table-cell table:style-name="Gnumeric-default" office:value-type="string">
            <text:p>HEA, LOW, INE, LAN, LAB, FOO, DIS, BIO, ECO, SYS, INF, MON, IND, MAR, UNS, CHE, AIR, FRE, NIT, ENE, CL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LE</text:p>
          </table:table-cell>
          <table:table-cell table:style-name="Gnumeric-default" office:value-type="string">
            <text:p>Clean Water Shortag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RE</text:p>
          </table:table-cell>
          <table:table-cell table:style-name="Gnumeric-default" office:value-type="string">
            <text:p>HEA</text:p>
          </table:table-cell>
          <table:table-cell table:style-name="Gnumeric-default" office:value-type="string">
            <text:p>SOC, AFF, LOW, UNR, POL, SPR, LAB, ECO, COM, DIS, INE, SYS, LAN, INF, MON, BIO, FOO, MAR, IND, AIR, UNS, CHE, NIT, FRE, EN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OO</text:p>
          </table:table-cell>
          <table:table-cell table:style-name="Gnumeric-default" office:value-type="string">
            <text:p>Food Shortage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CLI,FRE,LAN,NIT,OCE</text:p>
          </table:table-cell>
          <table:table-cell table:style-name="Gnumeric-default" office:value-type="string">
            <text:p>COM,HEA,SOC</text:p>
          </table:table-cell>
          <table:table-cell table:style-name="Gnumeric-default" office:value-type="string">
            <text:p>POL, UNR, LOW, AFF, ECO, LAB, SPR, DIS, SYS, LAN, INE, INF, BIO, MON, IND, MAR, CHE, UNS, AIR, NIT, FRE, CLE, EN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ENVIRONMENTAL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IO</text:p>
          </table:table-cell>
          <table:table-cell table:style-name="Gnumeric-default" office:value-type="string">
            <text:p>Biodiversity Loss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HE,CLI,LAN,NIT,OCE</text:p>
          </table:table-cell>
          <table:table-cell table:style-name="Gnumeric-default" office:value-type="string">
            <text:p>LAN</text:p>
          </table:table-cell>
          <table:table-cell table:style-name="Gnumeric-default" office:value-type="string">
            <text:p>FOO, SOC, COM, HEA, UNR, LOW, POL, AFF, ECO, SPR, LAB, INE, DIS, SYS, INF, MON, MAR, IND, AIR, CHE, UNS, NIT, FRE, ENE, CL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HE</text:p>
          </table:table-cell>
          <table:table-cell table:style-name="Gnumeric-default" office:value-type="string">
            <text:p>Chemical Pollution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FOS,IND,UNS</text:p>
          </table:table-cell>
          <table:table-cell table:style-name="Gnumeric-default" office:value-type="string">
            <text:p>FRE,HEA,BIO</text:p>
          </table:table-cell>
          <table:table-cell table:style-name="Gnumeric-default" office:value-type="string">
            <text:p>CLE, ENE, LAN, SOC, AFF, FOO, LOW, COM, POL, UNR, ECO, LAB, SPR, DIS, INF, SYS, INE, MON, MAR, IND, UNS, AIR, NIT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LI</text:p>
          </table:table-cell>
          <table:table-cell table:style-name="Gnumeric-default" office:value-type="string">
            <text:p>Climate Chang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FOS</text:p>
          </table:table-cell>
          <table:table-cell table:style-name="Gnumeric-default" office:value-type="string">
            <text:p>FOO,ENE,BIO,HEA,SOC,FRE,LAN</text:p>
          </table:table-cell>
          <table:table-cell table:style-name="Gnumeric-default" office:value-type="string">
            <text:p>CLE, POL, LOW, COM, AFF, UNR, ECO, SPR, LAB, SYS, INE, INF, DIS, MON, MAR, IND, AIR, UNS, CHE, NIT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RE</text:p>
          </table:table-cell>
          <table:table-cell table:style-name="Gnumeric-default" office:value-type="string">
            <text:p>Freshwater Depletion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CHE,CLI,UNS</text:p>
          </table:table-cell>
          <table:table-cell table:style-name="Gnumeric-default" office:value-type="string">
            <text:p>CLE,FOO,ENE</text:p>
          </table:table-cell>
          <table:table-cell table:style-name="Gnumeric-default" office:value-type="string">
            <text:p>COM, AFF, HEA, SOC, LOW, SPR, POL, ECO, LAB, UNR, INF, DIS, SYS, INE, LAN, MON, BIO, MAR, IND, CHE, AIR, UNS, NIT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IR</text:p>
          </table:table-cell>
          <table:table-cell table:style-name="Gnumeric-default" office:value-type="string">
            <text:p>Air &amp; Ozone Degradation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IND</text:p>
          </table:table-cell>
          <table:table-cell table:style-name="Gnumeric-default" office:value-type="string">
            <text:p>HEA</text:p>
          </table:table-cell>
          <table:table-cell table:style-name="Gnumeric-default" office:value-type="string">
            <text:p>LOW, SOC, AFF, ECO, UNR, POL, COM, LAB, SPR, INE, DIS, INF, LAN, SYS, FOO, BIO, MON, IND, MAR, UNS, CHE, NIT, FRE, CLE, EN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OCE</text:p>
          </table:table-cell>
          <table:table-cell table:style-name="Gnumeric-default" office:value-type="string">
            <text:p>Ocean Degradation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FOS</text:p>
          </table:table-cell>
          <table:table-cell table:style-name="Gnumeric-default" office:value-type="string">
            <text:p>FOO,BIO</text:p>
          </table:table-cell>
          <table:table-cell table:style-name="Gnumeric-default" office:value-type="string">
            <text:p>COM, SOC, HEA, LAN, POL, LOW, UNR, AFF, LAB, SPR, ECO, SYS, INF, DIS, INE, MON, MAR, IND, UNS, CHE, AIR, NIT, FRE, CLE, EN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AN</text:p>
          </table:table-cell>
          <table:table-cell table:style-name="Gnumeric-default" office:value-type="string">
            <text:p>Land Conversion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BIO,CLI,SPR,UNS</text:p>
          </table:table-cell>
          <table:table-cell table:style-name="Gnumeric-default" office:value-type="string">
            <text:p>FOO,BIO</text:p>
          </table:table-cell>
          <table:table-cell table:style-name="Gnumeric-default" office:value-type="string">
            <text:p>COM, SOC, HEA, AFF, POL, LOW, UNR, ECO, SPR, LAB, INF, INE, DIS, SYS, MON, MAR, IND, AIR, CHE, UNS, NIT, FRE, ENE, CL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IT</text:p>
          </table:table-cell>
          <table:table-cell table:style-name="Gnumeric-default" office:value-type="string">
            <text:p>Nitrogen &amp; Phosphorous Loading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FOS,UNS</text:p>
          </table:table-cell>
          <table:table-cell table:style-name="Gnumeric-default" office:value-type="string">
            <text:p>FOO,BIO</text:p>
          </table:table-cell>
          <table:table-cell table:style-name="Gnumeric-default" office:value-type="string">
            <text:p>SOC, HEA, LAN, COM, UNR, LOW, AFF, POL, ECO, LAB, SPR, INF, SYS, DIS, INE, MON, MAR, IND, CHE, AIR, UNS, FRE, CLE, EN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LIVING STANDARDS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CO</text:p>
          </table:table-cell>
          <table:table-cell table:style-name="Gnumeric-default" office:value-type="string">
            <text:p>Economic Inequality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DIS,INF,LAB,LOW,MAR,SYS</text:p>
          </table:table-cell>
          <table:table-cell table:style-name="Gnumeric-default" office:value-type="string">
            <text:p>INF,AFF,SOC,SYS</text:p>
          </table:table-cell>
          <table:table-cell table:style-name="Gnumeric-default" office:value-type="string">
            <text:p>SPR, UNR, LOW, MON, INE, POL, COM, IND, LAN, MAR, HEA, LAB, AIR, FOO, DIS, UNS, BIO, CHE, FRE, NIT, ENE, CL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IS</text:p>
          </table:table-cell>
          <table:table-cell table:style-name="Gnumeric-default" office:value-type="string">
            <text:p>Discrimination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AB</text:p>
          </table:table-cell>
          <table:table-cell table:style-name="Gnumeric-default" office:value-type="string">
            <text:p>ECO,SOC</text:p>
          </table:table-cell>
          <table:table-cell table:style-name="Gnumeric-default" office:value-type="string">
            <text:p>SYS, AFF, UNR, COM, POL, LOW, INF, SPR, LAB, MON, INE, HEA, IND, MAR, LAN, UNS, BIO, FOO, AIR, CHE, NIT, FRE, ENE, CL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AB</text:p>
          </table:table-cell>
          <table:table-cell table:style-name="Gnumeric-default" office:value-type="string">
            <text:p>Low Labour Standards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LOW,MON,POL</text:p>
          </table:table-cell>
          <table:table-cell table:style-name="Gnumeric-default" office:value-type="string">
            <text:p>ECO,HEA,DIS,POL,LOW</text:p>
          </table:table-cell>
          <table:table-cell table:style-name="Gnumeric-default" office:value-type="string">
            <text:p>SYS, INF, COM, SOC, AFF, SPR, MON, UNR, INE, MAR, LAN, IND, FOO, CHE, BIO, AIR, UNS, FRE, NIT, CLE, EN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YS</text:p>
          </table:table-cell>
          <table:table-cell table:style-name="Gnumeric-default" office:value-type="string">
            <text:p>Systemic Corruption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ECO,MON</text:p>
          </table:table-cell>
          <table:table-cell table:style-name="Gnumeric-default" office:value-type="string">
            <text:p>ECO,INE,MON,SOC,INF,UNR</text:p>
          </table:table-cell>
          <table:table-cell table:style-name="Gnumeric-default" office:value-type="string">
            <text:p>MAR, IND, AFF, LOW, COM, POL, LAB, UNS, SPR, AIR, DIS, CHE, HEA, NIT, BIO, FRE, LAN, FOO, CLE, ENE</text:p>
          </table:table-cell>
          <table:table-cell table:number-columns-repeated="248" table:style-name="Gnumeric-default"/>
        </table:table-row>
        <table:table-row table:style-name="AROW-0" table:number-rows-repeated="65499">
          <table:table-cell table:number-columns-repeated="256"/>
        </table:table-row>
        <table:named-expressions>
          <table:named-expression table:name="Sheet_Title" table:expression="of:=&quot;map20220124.tsv&quot;" table:base-cell-address="$'map20220124.tsv'.$A$1"/>
          <table:named-expression table:name="Print_Area" table:expression="of:=#REF!" table:base-cell-address="$'map20220124.tsv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ap20220124.t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2-01-25T10:45:03Z</meta:creation-date>
    <meta:generator>gnumeric/1.12.48</meta:generator>
  </office:meta>
</office:document-meta>
</file>